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0a41b7" officeooo:paragraph-rsid="000a41b7"/>
    </style:style>
    <style:style style:name="P2" style:family="paragraph" style:parent-style-name="Standard">
      <style:text-properties officeooo:rsid="000c0cd4" officeooo:paragraph-rsid="000c0cd4"/>
    </style:style>
    <style:style style:name="P3" style:family="paragraph" style:parent-style-name="Standard">
      <style:text-properties officeooo:rsid="000dc4b3" officeooo:paragraph-rsid="000dc4b3"/>
    </style:style>
    <style:style style:name="P4" style:family="paragraph" style:parent-style-name="Standard">
      <style:text-properties fo:language="ru" fo:country="RU" officeooo:rsid="000dc4b3" officeooo:paragraph-rsid="000dc4b3"/>
    </style:style>
    <style:style style:name="T1" style:family="text">
      <style:text-properties officeooo:rsid="000dc4b3"/>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слайд.</text:p>
      <text:p text:style-name="P1">Добрый день, меня зовут Ненахов Нил, мой научный руководитель — Надежда Петровна Савенкова, квалификационная работа называется «Вычисление управляющих параметров работы электролизной ванны».</text:p>
      <text:p text:style-name="P1"/>
      <text:p text:style-name="P1">2 слайд.</text:p>
      <text:p text:style-name="P1">Производство алюминия занимает очень важное место в экономике мира, спрос на него постоянно растет, как видно на рисунке 1. Россия занимает второе место по количеству произведенного алюминия в мире, <text:span text:style-name="T1">поэтому алюминий занимает очень важное место в ее экономике.</text:span></text:p>
      <text:p text:style-name="P1"/>
      <text:p text:style-name="P1">3 слайд</text:p>
      <text:p text:style-name="P2">На слайде вы можете видеть устройство электролизера. Процесс электролиза происходит так: в футерованную ванну наливают слой расплавленного алюминия, через расплавленный электролит пропускается электрический ток с высокой силой тока. Для увеличения выхода по току используется АСУТП — автоматическая система управления технологическим процессом. Для нее необходимо уметь вычислять управляющие параметры.</text:p>
      <text:p text:style-name="P2"/>
      <text:p text:style-name="P2">4 слайд</text:p>
      <text:p text:style-name="P2">Одним из основных управляющих параметров является выход по току. Потери по току также позволяют косвенно оценить выход по току. Выход по току вычисляется по формуле 1. Теоретическое количество металла, которое получается в процессе электролиза, можно вычислить по формуле 2. Однако в реальности <text:span text:style-name="T1">количество полученного металла</text:span> всегда меньше, причем узнать его не представляется возможным, так как процессы МГД-нестабильности в ванне, ведущие к большим потерям, могут развиваться в течение нескольких секунд, тогда как металл сливается раз в сутки. Поэтому для оценки выхода по току приходится <text:span text:style-name="T1">пользоваться</text:span> эмпирической формул<text:span text:style-name="T1">ой</text:span> <text:span text:style-name="T1">3</text:span> и полуэмпирической формул<text:span text:style-name="T1">ой</text:span> <text:span text:style-name="T1">4</text:span>. Формула 4 включает в себя поверхностный интеграл, для вычисления которого необходимо знать МПР — межполюсное расстояние по всему горизонтальному срезу ванны. Эти данные позволяет получить основной вычислительный комплекс. Заметим также, что в формуле 4 используется усреднение МПР, поэтому предлагается модифицировать формулу 4.</text:p>
      <text:p text:style-name="P2"/>
      <text:p text:style-name="P3">5 слайд</text:p>
      <text:p text:style-name="P4">Модифицированная формула 5 не опирается на усреднение по МПР, поэтому не зависит от выбора точки измерения МПР или каких-либо усреднений. В таблице 1 показана зависимость потерь выхода по току в зависимости от выбора точки, в которой бралось МПР. Как видно, амплитуда значений достаточно высокая. Причем, например, если во время искривления поверхности неудачно взять МПР в месте наибольшего возмущения, значения, получаемые формулой 4, будут противоречить физике, как показано в таблице 1a. В ней момент времени т1 соответствует состоянию МГД-нестабильности, а момент т2 — спокойному состоянию.</text:p>
      <text:p text:style-name="P3"><text:span text:style-name="T2"/></text:p>
      <text:p text:style-name="P4">6 слайд</text:p>
      <text:p text:style-name="P4">Описание метода триангуляции</text:p>
      <text:p text:style-name="P3"><text:span text:style-name="T2"/></text:p>
      <text:p text:style-name="P4">7 слайд</text:p>
      <text:p text:style-name="P4">Рассмотрим несколько интересных с точки зрения управляющих параметров режимов работы ванны. На слайде представлен МГД-стабильный режим работы ванны в два момента времени t_1 &gt; t_2. При этом амплитуда значений в первый момент времени больше, чем во второй, и искривлена поверхность больше. Для этих значений вычислены значения выхода по току и потерь выхода по току. Как видно, выход по току увеличился, а потери по току уменьшились. Тем не менее, результаты сильно отличаются, поскольку обе формулы зависят от разных параметров, полученных с большой погрешностью.</text:p>
      <text:p text:style-name="P3"><text:soft-page-break/><text:span text:style-name="T2"/></text:p>
      <text:p text:style-name="P4">8 слайд </text:p>
      <text:p text:style-name="P4">На данном слайде представлен МГД-нестабильный режим работы ванны при выемке 11 и 22 анодов. Также представлены два момента времени t1 &gt; t2. В момент времени t2 амплитуда и искривление меньше, что отражается на результате выхода по току и потерях по току. По-прежнему потери уменьшаются для более спокойной поверхности.</text:p>
      <text:p text:style-name="P3"><text:span text:style-name="T2"/></text:p>
      <text:p text:style-name="P4">9 слайд</text:p>
      <text:p text:style-name="P4">Рассмотрим МГД нестабильный случай при анодном эффекте. Здесь также т1 &gt; т2 с уменьшением амплитуды и кривизны поверхности, при этом тренд на увеличение выхода по току и потерь выхода по току сохраняется. Тем не менее снова сказывается то, что обе формулы зависят от различных параметров, которые получаются с большой погрешностью, из-за чего возникает серьезный разброс в значениях. Тем не менее можно заметить общие тенденции на уменьшение потерь по току и увеличение выхода по току для более стабильного состояния ванны.</text:p>
      <text:p text:style-name="P3"><text:span text:style-name="T2"/></text:p>
      <text:p text:style-name="P4">10 слайд</text:p>
      <text:p text:style-name="P4">Также в моей работе были получены распределения потерь по току, для этого использовалась интегральная формула 5. На слайде приведены три случая: стабильная работа ванны, МГД-нестабильность при выемке анодов и МГД-нестабильность при анодном эффекте. Пробы, как правило, берут посередине борта ванны, отмеченного AB. Если в случае МГД-стабильного режима работы ванны и МГД-нестабильного режима при выемке анодов измерение МПР посередине стороны AB действительно даст представление о характере проходящих в ванне процессов, то в случае анодного эффекта конкретное место взятия пробы может сильно повлиять на полученный результат, чем, например, ввести в заблуждение и, как следствие, привести к еще большим потерям по току или даже выходу из строя электролизера. Поэтому данное исследование позволяет выработать рекомендацию брать пробы хотя бы в двух-трех местах вдоль борта AB для того, чтобы более точно оценить режим работы ванны.</text:p>
      <text:p text:style-name="P3"><text:span text:style-name="T2"/></text:p>
      <text:p text:style-name="P4">11 слайд</text:p>
      <text:p text:style-name="P4">Результаты</text:p>
      <text:p text:style-name="P3"><text:span text:style-name="T2"/></text:p>
      <text:p text:style-name="P4">12 слайд</text:p>
      <text:p text:style-name="P4">Литература</text:p>
      <text:p text:style-name="P3"><text:span text:style-name="T2"/></text:p>
      <text:p text:style-name="P4">13 слайд</text:p>
      <text:p text:style-name="P4">Конец</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Заглавие_20_А0" style:display-name="Заглавие А0" style:family="paragraph" style:parent-style-name="A0">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0">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text-properties style:font-name="Noto Sans" fo:font-family="'Noto Sans'" style:font-family-generic="roman" style:font-pitch="variable" fo:font-size="48pt" style:font-size-asian="48pt"/>
    </style:style>
    <style:style style:name="Графика"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Обычный_7e_LT_7e_Hintergrund" style:display-name="Обычный~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Верхний_20_колонтитул_20_Знак" style:display-name="Верхний колонтитул Знак"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Основной_20_шрифт_20_абзаца" style:display-name="Основной шрифт абзаца"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Основной_20_текст_20_с_20_отступом_20_Знак" style:display-name="Основной текст с отступом Знак"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Нижний_20_колонтитул_20_Знак" style:display-name="Нижний колонтитул Знак"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age_20_Number" style:display-name="Page Number"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9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6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5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4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3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2z0" style:family="paragraph">
      <style:text-properties style:font-name="Arial" fo:font-family="Arial"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1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9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8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7z0" style:family="paragraph">
      <style:text-properties style:font-name="Arial" fo:font-family="Arial" style:font-family-generic="roman" style:font-pitch="variable" fo:font-size="9pt" fo:font-style="normal" fo:font-weight="normal" style:font-name-asian="Tahoma" style:font-family-asian="Tahoma" style:font-family-generic-asian="system" style:font-pitch-asian="variable" style:font-size-asian="9pt" style:font-style-asian="normal" style:font-weight-asian="normal" style:font-name-complex="Noto Sans1" style:font-family-complex="'Noto Sans'" style:font-family-generic-complex="system" style:font-pitch-complex="variable" style:font-size-complex="12pt"/>
    </style:style>
    <style:style style:name="WW8Num16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5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3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1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0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9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8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7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5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2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WW8Num1z1" style:family="paragraph">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rmal1" style:family="paragraph">
      <style:paragraph-properties fo:line-height="125%" fo:text-align="start" style:justify-single-word="false" fo:text-indent="1.743cm" style:auto-text-indent="false" style:writing-mode="lr-tb"/>
      <style:text-properties style:use-window-font-color="true" loext:opacity="0%" style:font-name="Courier New" fo:font-family="'Courier New'" style:font-family-generic="roman" style:font-pitch="variable" fo:font-size="8pt" style:font-name-asian="Tahoma" style:font-family-asian="Tahoma" style:font-family-generic-asian="system" style:font-pitch-asian="variable" style:font-size-asian="8pt" style:font-name-complex="Noto Sans1" style:font-family-complex="'Noto Sans'" style:font-family-generic-complex="system" style:font-pitch-complex="variable" style:font-size-complex="12pt"/>
    </style:style>
    <style:style style:name="заголовок_20_8" style:display-name="заголовок 8" style:family="paragraph">
      <style:paragraph-properties fo:text-align="start" style:justify-single-word="false" style:writing-mode="lr-tb"/>
      <style:text-properties style:use-window-font-color="true" loext:opacity="0%"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1" style:font-family-complex="'Noto Sans'" style:font-family-generic-complex="system" style:font-pitch-complex="variable" style:font-size-complex="12pt"/>
    </style:style>
    <style:style style:name="заголовок_20_7" style:display-name="заголовок 7" style:family="paragraph">
      <style:paragraph-properties fo:text-align="start" style:justify-single-word="false" fo:text-indent="2.24cm" style:auto-text-indent="false" style:writing-mode="lr-tb"/>
      <style:text-properties style:use-window-font-color="true" loext:opacity="0%" style:font-name="Times New Roman" fo:font-family="'Times New Roman'" style:font-family-generic="roman" style:font-pitch="variable" fo:font-size="11pt" style:text-underline-style="solid" style:text-underline-width="auto" style:text-underline-color="font-color" style:font-name-asian="Tahoma" style:font-family-asian="Tahoma" style:font-family-generic-asian="system" style:font-pitch-asian="variable" style:font-size-asian="11pt" style:font-name-complex="Noto Sans1" style:font-family-complex="'Noto Sans'" style:font-family-generic-complex="system" style:font-pitch-complex="variable" style:font-size-complex="12pt"/>
    </style:style>
    <style:style style:name="заголовок_20_6" style:display-name="заголовок 6" style:family="paragraph">
      <style:paragraph-properties fo:text-align="start" style:justify-single-word="false" style:writing-mode="lr-tb"/>
      <style:text-properties style:use-window-font-color="true" loext:opacity="0%" style:font-name="Times New Roman" fo:font-family="'Times New Roman'" style:font-family-generic="roman" style:font-pitch="variable" fo:font-size="12pt" fo:font-style="italic" style:font-name-asian="Tahoma"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Основной_20_текст_20_с_20_отступом_20_2" style:display-name="Основной текст с отступом 2" style:family="paragraph">
      <style:paragraph-properties fo:margin-left="0.88cm" fo:margin-top="0cm" fo:margin-bottom="0.374cm" style:contextual-spacing="false" fo:line-height="200%" fo:text-align="start" style:justify-single-word="false" style:writing-mode="lr-tb"/>
      <style:text-properties style:use-window-font-color="true" loext:opacity="0%"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Нумерованный_20_список" style:display-name="Нумерованный список" style:family="paragraph">
      <style:paragraph-properties fo:margin-top="0.187cm" fo:margin-bottom="0.187cm" style:contextual-spacing="false" style:line-height-at-least="1.316cm" fo:text-align="start" style:justify-single-word="false" style:writing-mode="lr-tb"/>
      <style:text-properties style:use-window-font-color="true" loext:opacity="0%" style:font-name="Arial" fo:font-family="Arial" style:font-family-generic="roman" style:font-pitch="variable" fo:font-size="10pt" style:font-name-asian="Tahoma" style:font-family-asian="Tahoma" style:font-family-generic-asian="system" style:font-pitch-asian="variable" style:font-size-asian="10pt" style:font-name-complex="Noto Sans1" style:font-family-complex="'Noto Sans'" style:font-family-generic-complex="system" style:font-pitch-complex="variable" style:font-size-complex="12pt"/>
    </style:style>
    <style:style style:name="Основной_20_текст_20_с_20_отступом_20_3" style:display-name="Основной текст с отступом 3" style:family="paragraph">
      <style:paragraph-properties fo:margin-left="0.88cm" fo:margin-top="0cm" fo:margin-bottom="0.374cm" style:contextual-spacing="false" fo:text-align="start" style:justify-single-word="false" style:writing-mode="lr-tb"/>
      <style:text-properties style:use-window-font-color="true" loext:opacity="0%" style:font-name="Times New Roman" fo:font-family="'Times New Roman'" style:font-family-generic="roman" style:font-pitch="variable" fo:font-size="8pt" style:font-name-asian="Tahoma" style:font-family-asian="Tahoma" style:font-family-generic-asian="system" style:font-pitch-asian="variable" style:font-size-asian="8pt" style:font-name-complex="Noto Sans1" style:font-family-complex="'Noto Sans'" style:font-family-generic-complex="system" style:font-pitch-complex="variable" style:font-size-complex="12pt"/>
    </style:style>
    <style:style style:name="заголовок_20_5" style:display-name="заголовок 5" style:family="paragraph">
      <style:paragraph-properties fo:margin-left="2.24cm" fo:text-align="start" style:justify-single-word="false" fo:text-indent="2.24cm" style:auto-text-indent="false" style:writing-mode="lr-tb"/>
      <style:text-properties style:use-window-font-color="true" loext:opacity="0%" style:font-name="Times New Roman" fo:font-family="'Times New Roman'"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заголовок_20_1" style:display-name="заголовок 1" style:family="paragraph">
      <style:paragraph-properties fo:text-align="start" style:justify-single-word="false" style:writing-mode="lr-tb"/>
      <style:text-properties style:use-window-font-color="true" loext:opacity="0%" style:font-name="Times New Roman" fo:font-family="'Times New Roman'"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заголовок_20_9" style:display-name="заголовок 9" style:family="paragraph">
      <style:paragraph-properties fo:text-align="center" style:justify-single-word="false" style:writing-mode="lr-tb"/>
      <style:text-properties style:use-window-font-color="true" loext:opacity="0%" style:font-name="Times New Roman" fo:font-family="'Times New Roman'" style:font-family-generic="roman" style:font-pitch="variable" fo:font-size="12pt" style:text-underline-style="solid" style:text-underline-width="auto" style:text-underline-color="font-color" fo:font-weight="bold" style:font-name-asian="Tahoma" style:font-family-asian="Tahoma" style:font-family-generic-asian="system" style:font-pitch-asian="variable" style:font-size-asian="12pt" style:font-weight-asian="bold" style:font-name-complex="Noto Sans1" style:font-family-complex="'Noto Sans'" style:font-family-generic-complex="system" style:font-pitch-complex="variable" style:font-size-complex="12pt"/>
    </style:style>
    <style:style style:name="Основной_20_текст_20_2" style:display-name="Основной текст 2" style:family="paragraph">
      <style:paragraph-properties fo:margin-top="0cm" fo:margin-bottom="0.374cm" style:contextual-spacing="false" fo:line-height="200%" fo:text-align="start" style:justify-single-word="false" style:writing-mode="lr-tb"/>
      <style:text-properties style:use-window-font-color="true" loext:opacity="0%"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Базовый_5f_1" style:display-name="Базовый_1"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_20_no_20_fill_20_and_20_no_20_line" style:display-name="Object with no fill and no line" style:family="paragraph" style:parent-style-name="Базовый_5f_1">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екст_20_выноски_20_Знак" style:display-name="Текст выноски Знак"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Paragraph_20_Font_20__28_WW_29_" style:display-name="Default Paragraph Font (WW)"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lloon_20_Text" style:display-name="Balloon Text" style:family="paragraph">
      <style:paragraph-properties fo:margin-top="0cm" fo:margin-bottom="0.623cm" style:contextual-spacing="false" style:line-height-at-least="1.515cm" fo:text-align="start" style:justify-single-word="false" style:writing-mode="lr-tb">
        <style:tab-stops>
          <style:tab-stop style:position="2.207cm"/>
        </style:tab-stops>
      </style:paragraph-properties>
      <style:text-properties fo:color="#00000a" loext:opacity="100%" style:font-name="Calibri" fo:font-family="Calibri"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623cm" style:contextual-spacing="false" style:line-height-at-least="1.515cm" fo:text-align="start" style:justify-single-word="false" style:writing-mode="lr-tb">
        <style:tab-stops>
          <style:tab-stop style:position="2.207cm"/>
        </style:tab-stops>
      </style:paragraph-properties>
      <style:text-properties fo:color="#00000a" loext:opacity="100%" style:font-name="Calibri" fo:font-family="Calibri" style:font-family-generic="roman" style:font-pitch="variable" fo:font-size="11pt" style:font-name-asian="Tahoma" style:font-family-asian="Tahoma" style:font-family-generic-asian="system" style:font-pitch-asian="variable" style:font-size-asian="11pt" style:font-name-complex="Noto Sans1" style:font-family-complex="'Noto Sans'" style:font-family-generic-complex="system" style:font-pitch-complex="variable" style:font-size-complex="12pt"/>
    </style:style>
    <style:style style:name="Название_20_объекта1" style:display-name="Название объекта1" style:family="paragraph">
      <style:paragraph-properties fo:margin-top="0.374cm" fo:margin-bottom="0.374cm" style:contextual-spacing="false" style:line-height-at-least="1.515cm" fo:text-align="start" style:justify-single-word="false" style:writing-mode="lr-tb">
        <style:tab-stops>
          <style:tab-stop style:position="2.207cm"/>
        </style:tab-stops>
      </style:paragraph-properties>
      <style:text-properties fo:color="#00000a" loext:opacity="100%" style:font-name="Calibri" fo:font-family="Calibri" style:font-family-generic="roman" style:font-pitch="variable" fo:font-size="12pt" fo:font-style="italic" style:font-name-asian="Tahoma" style:font-family-asian="Tahoma"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Text_20_body_20__28_WW_29_" style:display-name="Text body (WW)" style:family="paragraph">
      <style:paragraph-properties fo:margin-top="0cm" fo:margin-bottom="0.374cm" style:contextual-spacing="false" style:line-height-at-least="1.515cm" fo:text-align="start" style:justify-single-word="false" style:writing-mode="lr-tb">
        <style:tab-stops>
          <style:tab-stop style:position="2.207cm"/>
        </style:tab-stops>
      </style:paragraph-properties>
      <style:text-properties fo:color="#00000a" loext:opacity="100%" style:font-name="Calibri" fo:font-family="Calibri"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Placeholder_20_Text" style:display-name="Placeholder Text" style:family="paragraph">
      <style:text-properties fo:color="#808080" loext:opacity="100%"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1T23:29:58.038000000</meta:creation-date>
    <dc:date>2024-05-02T08:03:07.373000000</dc:date>
    <meta:editing-duration>PT8H33M8S</meta:editing-duration>
    <meta:editing-cycles>3</meta:editing-cycles>
    <meta:generator>LibreOffice/7.6.4.1$Windows_X86_64 LibreOffice_project/e19e193f88cd6c0525a17fb7a176ed8e6a3e2aa1</meta:generator>
    <meta:document-statistic meta:table-count="0" meta:image-count="0" meta:object-count="0" meta:page-count="2" meta:paragraph-count="26" meta:word-count="692" meta:character-count="4920" meta:non-whitespace-character-count="4249"/>
  </office:meta>
</office:document-meta>
</file>